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4cm" style:rel-column-width="671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2.298cm" style:rel-column-width="1303*"/>
    </style:style>
    <style:style style:name="Tabella2.J" style:family="table-column">
      <style:table-column-properties style:column-width="3.131cm" style:rel-column-width="1775*"/>
    </style:style>
    <style:style style:name="Tabella2.K" style:family="table-column">
      <style:table-column-properties style:column-width="0.986cm" style:rel-column-width="559*"/>
    </style:style>
    <style:style style:name="Tabella2.L" style:family="table-column">
      <style:table-column-properties style:column-width="3.519cm" style:rel-column-width="1995*"/>
    </style:style>
    <style:style style:name="Tabella2.M" style:family="table-column">
      <style:table-column-properties style:column-width="2.09cm" style:rel-column-width="1185*"/>
    </style:style>
    <style:style style:name="Tabella2.N" style:family="table-column">
      <style:table-column-properties style:column-width="1.905cm" style:rel-column-width="1080*"/>
    </style:style>
    <style:style style:name="Tabella2.O" style:family="table-column">
      <style:table-column-properties style:column-width="1.771cm" style:rel-column-width="1004*"/>
    </style:style>
    <style:style style:name="Tabella2.P" style:family="table-column">
      <style:table-column-properties style:column-width="2.124cm" style:rel-column-width="1204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K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P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0f3f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rows-spanned="2" office:value-type="string">
              <text:p text:style-name="P13">Padre</text:p>
            </table:table-cell>
            <table:table-cell table:style-name="Tabella2.A1" table:number-rows-spanned="2" office:value-type="string">
              <text:p text:style-name="P13">OC</text:p>
            </table:table-cell>
            <table:table-cell table:style-name="Tabella2.A1" table:number-rows-spanned="2" office:value-type="string">
              <text:p text:style-name="P13">Mag.</text:p>
            </table:table-cell>
            <table:table-cell table:style-name="Tabella2.A1" table:number-rows-spanned="2" office:value-type="string">
              <text:p text:style-name="P13">Da fare</text:p>
            </table:table-cell>
            <table:table-cell table:style-name="Tabella2.A1" table:number-rows-spanned="2" office:value-type="string">
              <text:p text:style-name="P13">Neg</text:p>
            </table:table-cell>
            <table:table-cell table:style-name="Tabella2.A1" table:number-rows-spanned="2" office:value-type="string">
              <text:p text:style-name="P14">DB</text:p>
            </table:table-cell>
            <table:table-cell table:style-name="Tabella2.G1" table:number-columns-spanned="4" office:value-type="string">
              <text:p text:style-name="P14">Semilavorati</text:p>
            </table:table-cell>
            <table:covered-table-cell/>
            <table:covered-table-cell/>
            <table:covered-table-cell/>
            <table:table-cell table:style-name="Tabella2.K1" table:number-columns-spanned="6" office:value-type="string">
              <text:p text:style-name="P15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16">#</text:p>
            </table:table-cell>
            <table:table-cell table:style-name="Tabella2.G2" office:value-type="string">
              <text:p text:style-name="P17">Codice</text:p>
            </table:table-cell>
            <table:table-cell table:style-name="Tabella2.G2" office:value-type="string">
              <text:p text:style-name="P18">Fabb. <text:span text:style-name="T4">SL</text:span>.*</text:p>
            </table:table-cell>
            <table:table-cell table:style-name="Tabella2.G2" office:value-type="string">
              <text:p text:style-name="P19">Magazzino</text:p>
            </table:table-cell>
            <table:table-cell table:style-name="Tabella2.K2" office:value-type="string">
              <text:p text:style-name="P16">#</text:p>
            </table:table-cell>
            <table:table-cell table:style-name="Tabella2.K2" office:value-type="string">
              <text:p text:style-name="P20">Tubo</text:p>
            </table:table-cell>
            <table:table-cell table:style-name="Tabella2.K2" office:value-type="string">
              <text:p text:style-name="P22">Fabb. <text:span text:style-name="T4">Comp.*</text:span></text:p>
            </table:table-cell>
            <table:table-cell table:style-name="Tabella2.K2" office:value-type="string">
              <text:p text:style-name="P21">Mag.</text:p>
            </table:table-cell>
            <table:table-cell table:style-name="Tabella2.K2" office:value-type="string">
              <text:p text:style-name="P21">OF</text:p>
            </table:table-cell>
            <table:table-cell table:style-name="Tabella2.P2" office:value-type="string">
              <text:p text:style-name="P23">Proposta</text:p>
            </table:table-cell>
          </table:table-row>
        </table:table-header-rows>
        <table:table-row>
          <table:table-cell table:style-name="Tabella2.A3" table:number-columns-spanned="16" office:value-type="string">
            <text:p text:style-name="P10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7"><text:placeholder text:placeholder-type="text">&lt;record[0]&gt;</text:placeholder></text:p>
          </table:table-cell>
          <table:table-cell table:style-name="Tabella2.A4" office:value-type="string">
            <text:p text:style-name="P6"><text:placeholder text:placeholder-type="text">&lt;record[1]&gt;</text:placeholder></text:p>
          </table:table-cell>
          <table:table-cell table:style-name="Tabella2.A4" office:value-type="string">
            <text:p text:style-name="P6"><text:placeholder text:placeholder-type="text">&lt;record[2]&gt;</text:placeholder></text:p>
          </table:table-cell>
          <table:table-cell table:style-name="Tabella2.D4" office:value-type="string">
            <text:p text:style-name="P6"><text:placeholder text:placeholder-type="text">&lt;record[3]&gt;</text:placeholder></text:p>
          </table:table-cell>
          <table:table-cell table:style-name="Tabella2.A4" office:value-type="string">
            <text:p text:style-name="P9"><text:placeholder text:placeholder-type="text">&lt;if test="record[4]"&gt;</text:placeholder><draw:frame draw:style-name="fr1" draw:name="Immagine2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9"><text:placeholder text:placeholder-type="text">&lt;if test="record[5]"&gt;</text:placeholder><draw:frame draw:style-name="fr1" draw:name="Immagine8" text:anchor-type="as-char" svg:width="0.349cm" svg:height="0.3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8"><text:placeholder text:placeholder-type="text">&lt;record[6]&gt;</text:placeholder></text:p>
          </table:table-cell>
          <table:table-cell table:style-name="Tabella2.A4" office:value-type="string">
            <text:p text:style-name="P24"><text:placeholder text:placeholder-type="text">&lt;record[7]&gt;</text:placeholder></text:p>
          </table:table-cell>
          <table:table-cell table:style-name="Tabella2.D4" office:value-type="string">
            <text:p text:style-name="P24"><text:placeholder text:placeholder-type="text">&lt;record[8]&gt;</text:placeholder></text:p>
          </table:table-cell>
          <table:table-cell table:style-name="Tabella2.A4" office:value-type="string">
            <text:p text:style-name="P25"><text:placeholder text:placeholder-type="text">&lt;record[9]&gt;</text:placeholder></text:p>
          </table:table-cell>
          <table:table-cell table:style-name="Tabella2.A4" office:value-type="string">
            <text:p text:style-name="P26"><text:placeholder text:placeholder-type="text">&lt;record[10]&gt;</text:placeholder></text:p>
          </table:table-cell>
          <table:table-cell table:style-name="Tabella2.A4" office:value-type="string">
            <text:p text:style-name="P24"><text:placeholder text:placeholder-type="text">&lt;record[11]&gt;</text:placeholder></text:p>
          </table:table-cell>
          <table:table-cell table:style-name="Tabella2.D4" office:value-type="string">
            <text:p text:style-name="P24"><text:placeholder text:placeholder-type="text">&lt;record[12]&gt;</text:placeholder></text:p>
          </table:table-cell>
          <table:table-cell table:style-name="Tabella2.A4" office:value-type="string">
            <text:p text:style-name="P24"><text:placeholder text:placeholder-type="text">&lt;record[13]&gt;</text:placeholder></text:p>
          </table:table-cell>
          <table:table-cell table:style-name="Tabella2.A4" office:value-type="string">
            <text:p text:style-name="P24"><text:placeholder text:placeholder-type="text">&lt;record[14]&gt;</text:placeholder></text:p>
          </table:table-cell>
          <table:table-cell table:style-name="Tabella2.A3" office:value-type="string">
            <text:p text:style-name="P24"><text:placeholder text:placeholder-type="text">&lt;record[15]&gt;</text:placeholder></text:p>
          </table:table-cell>
        </table:table-row>
        <table:table-row>
          <table:table-cell table:style-name="Tabella2.A3" table:number-columns-spanned="1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5T16:49:13.971389354</dc:date>
    <dc:creator>thebrush </dc:creator>
    <meta:editing-duration>PT18H58M32S</meta:editing-duration>
    <meta:editing-cycles>168</meta:editing-cycles>
    <meta:document-statistic meta:table-count="1" meta:image-count="2" meta:object-count="0" meta:page-count="1" meta:paragraph-count="41" meta:word-count="90" meta:character-count="689" meta:non-whitespace-character-count="594"/>
  </office:meta>
</office:document-meta>
</file>